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3.7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ombre:</text:p>
          </table:table-cell>
          <table:table-cell table:style-name="ce1" office:value-type="string" calcext:value-type="string">
            <text:p>Project1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Lenguaje:</text:p>
          </table:table-cell>
          <table:table-cell table:style-name="ce1" office:value-type="string" calcext:value-type="string">
            <text:p>JavaScript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Plataforma:</text:p>
          </table:table-cell>
          <table:table-cell table:style-name="ce1" office:value-type="string" calcext:value-type="string">
            <text:p>Visual Studio Cod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Especificaciones del jueg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pc:1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npc:? Enemigo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Objetivo:Comer los mejores cupckaes del mundo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Obstaculo:que los malos cuiden los pastele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eglas:mi jugador puede hacerse mas grande por 10 segundos al comer un pestelito que este tirado en el suelo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2.-mi jugador si come 1 pastel especil "no se cual"puede hacer gordo con un boton y flotar mas sin embargo no puede volar 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3.-dependiendo del tiempo que mi jugador haga del inicio al final se le otorgara una puntacion establecida por mi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4.-mi jugador muere cuando pasa una de las siguientes cosas que dier mas adelante:cuando se va al vacio MUERE,cuando un enemigo le quita las 2 vidas MUERE,Cuando come un pastel podrido MUERE.</text:p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daptibilidad:va a ser un nivel mas dificl que facil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ontexto de la historia:manolo vive en un mundo en que los pasteles son los mas bueno de todo y tiene que jugarse la vida contra los enemigos para comer pastel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Historia:Manolo desde chiquito era adicto a los pasteles una vez sin querer vio en una television el pastel supremo que estaba supervisado por los altos mandos de la mafia pastelera y sin pensarla 2 veces fue por ese pastel, pero lo que no sabia es que le quedaba una aventura por delan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Comentarios:si va a haber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Metas:llegar a derrotas a la mafia pastelera para que todos puedan comer pastel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